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17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648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8945in"/>
    </style:style>
    <style:style style:name="co7" style:family="table-column">
      <style:table-column-properties fo:break-before="auto" style:column-width="1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4" style:family="table-cell" style:parent-style-name="Default" style:data-style-name="N104">
      <style:table-cell-properties fo:border="0.74pt solid #000000"/>
    </style:style>
    <style:style style:name="ce5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resupuesto-Alexis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number-columns-repeated="2"/>
          <table:table-cell office:value-type="string" calcext:value-type="string">
            <text:p>ABJ Electricidad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PRESUPUESTO ELECTRICO DOMICILIARIO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6 de Diciembre de 2024.</text:p>
          </table:table-cell>
          <table:covered-table-cell table:style-name="ce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$ UNITARIO</text:p>
          </table:table-cell>
          <table:table-cell office:value-type="string" calcext:value-type="string">
            <text:p>TOTAL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yecto eléctrico</text:p>
          </table:table-cell>
          <table:table-cell/>
          <table:table-cell office:value-type="string" calcext:value-type="string">
            <text:p>1m2</text:p>
          </table:table-cell>
          <table:table-cell office:value-type="float" office:value="70" calcext:value-type="float">
            <text:p>70</text:p>
          </table:table-cell>
          <table:table-cell table:style-name="ce4" office:value-type="currency" office:currency="USD" office:value="9032" calcext:value-type="currency">
            <text:p>$9,032.00</text:p>
          </table:table-cell>
          <table:table-cell table:style-name="ce4" table:formula="of:=[.G9]*[.F9]" office:value-type="currency" office:currency="USD" office:value="632240" calcext:value-type="currency">
            <text:p>$632,24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lero Principal y Puesta a Tier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currency" office:currency="USD" office:value="181962" calcext:value-type="currency">
            <text:p>$181,962.00</text:p>
          </table:table-cell>
          <table:table-cell table:style-name="ce4" table:formula="of:=[.G11]" office:value-type="currency" office:currency="USD" office:value="181962" calcext:value-type="currency">
            <text:p>$181,962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ablero Seccional Princip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currency" office:currency="USD" office:value="431135" calcext:value-type="currency">
            <text:p>$431,135.00</text:p>
          </table:table-cell>
          <table:table-cell table:style-name="ce4" table:formula="of:=[.G13]" office:value-type="currency" office:currency="USD" office:value="431135" calcext:value-type="currency">
            <text:p>$431,135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ntilador de Techo con Luminari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currency" office:currency="USD" office:value="77020" calcext:value-type="currency">
            <text:p>$77,020.00</text:p>
          </table:table-cell>
          <table:table-cell table:style-name="ce4" table:formula="of:=[.G15]*[.F15]" office:value-type="currency" office:currency="USD" office:value="154040" calcext:value-type="currency">
            <text:p>$154,040.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oca Punto de Utilización completa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4" office:value-type="currency" office:currency="USD" office:value="59850" calcext:value-type="currency">
            <text:p>$59,850.00</text:p>
          </table:table-cell>
          <table:table-cell table:style-name="ce4" table:formula="of:=[.G17]*[.F17]" office:value-type="currency" office:currency="USD" office:value="2334150" calcext:value-type="currency">
            <text:p>$2,334,150.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table:style-name="ce4" table:formula="of:=SUM([.H9:.H17])" office:value-type="currency" office:currency="USD" office:value="3733527" calcext:value-type="currency">
            <text:p>$3,733,527.00</text:p>
          </table:table-cell>
        </table:table-row>
        <table:table-row table:style-name="ro1">
          <table:table-cell table:number-columns-repeated="7"/>
          <table:table-cell table:style-name="ce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Validez: 30 (treinta) días de corrido a partir de la fecha del presupuesto.</text:p>
          </table:table-cell>
          <table:covered-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Alexis Boris Jawtuschenko. Amancio Alcorta 248 (1843) Temperley. CUIL 20-29006449-0.</text:p>
          </table:table-cell>
          <table:covered-table-cell table:number-columns-repeated="5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2-06T09:34:50.441044061</dc:date>
    <meta:editing-duration>PT16H40M27S</meta:editing-duration>
    <meta:editing-cycles>150</meta:editing-cycles>
    <meta:generator>LibreOffice/7.4.7.2$Linux_X86_64 LibreOffice_project/40$Build-2</meta:generator>
    <meta:document-statistic meta:table-count="1" meta:cell-count="33" meta:object-count="0"/>
  </office:meta>
</office:document-meta>
</file>